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HttpMessageReader.get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Reader.canRead( ResolvableType elementType , @ Nullable MediaType media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HttpMessageReader.setDefaultCharset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HttpMessageReader.getMaxInMem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Reader.getReada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Reader.read( ResolvableType elementType , ReactiveHttpInputMessage messag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Reader.getMediaTypeCharset( @ Nullable MediaType medi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mHttpMessageReader.parseFormData( Charset charset , String bo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mHttpMessageReader.setMaxInMemorySize( int 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Reader.readMono( ResolvableType elementType , ReactiveHttpInputMessage messag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HttpMessageReader.logFormData( MultiValueMap &lt; String , String &gt; formData ,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